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2pt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C5D9F1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2DCDB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EBF1DE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E4DFEC"/>
    </style:style>
    <style:style style:name="ce11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2pt solid #000000" style:vertical-align="automatic" fo:background-color="#E4DFEC" style:repeat-content="false"/>
      <style:paragraph-properties fo:text-align="center"/>
    </style:style>
    <style:style style:name="ce19" style:family="table-cell" style:parent-style-name="Default" style:data-style-name="N2">
      <style:table-cell-properties fo:border-top="none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21" style:family="table-cell" style:parent-style-name="Default" style:data-style-name="N2">
      <style:table-cell-properties fo:border-top="none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 fo:background-color="transparent"/>
    </style:style>
    <style:style style:name="ce2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none" fo:border-left="thin solid #000000" fo:border-right="2pt solid #000000" style:vertical-align="automatic" fo:background-color="#E4DFEC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thin solid #000000" fo:border-bottom="none" fo:border-left="2pt solid #000000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fo:background-color="transparent"/>
    </style:style>
    <style:style style:name="ce34" style:family="table-cell" style:parent-style-name="Default" style:data-style-name="N0">
      <style:table-cell-properties fo:border-top="thin solid #000000" fo:border-bottom="2pt solid #000000" fo:border-left="none" fo:border-right="2pt solid #000000" style:vertical-align="top" fo:wrap-option="wrap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36" style:family="table-cell" style:parent-style-name="Default" style:data-style-name="N2">
      <style:table-cell-properties fo:border="thick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36">
      <style:table-cell-properties fo:border="2pt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68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1_15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1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number-columns-spanned="2" table:number-rows-spanned="1" table:style-name="ce37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date" office:date-value="2012-10-15T00:00:00" table:number-columns-spanned="4" table:number-rows-spanned="1" table:style-name="ce38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8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8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8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8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8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8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2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UC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msoxl:=SUM(C5:AD5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6:AD6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7:AD7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2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8:AD8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9:AD9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0:AD10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string" table:style-name="ce13">
            <text:p>5-6-7-8</text:p>
          </table:table-cell>
          <table:table-cell office:value-type="string" table:style-name="ce32">
            <text:p>Configuration des Outils de développ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1:AD11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2:AD12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32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3:AD13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6" table:style-name="ce33">
            <text:p>16</text:p>
          </table:table-cell>
          <table:table-cell office:value-type="string" table:style-name="ce34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4:AD14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4">
          <table:table-cell table:style-name="ce1"/>
          <table:table-cell office:value-type="string" table:style-name="ce35">
            <text:p>Total des heures</text:p>
          </table:table-cell>
          <table:table-cell office:value-type="float" office:value="0" table:formula="msoxl:=SUM(C5:F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G5:J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K5:N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O5:R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S5:V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W5:Z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AA5:AD14)" table:number-columns-spanned="4" table:number-rows-spanned="1" table:style-name="ce40">
            <text:p>0</text:p>
          </table:table-cell>
          <table:covered-table-cell table:number-columns-repeated="3"/>
          <table:table-cell office:value-type="float" office:value="0" table:formula="msoxl:=SUM(AE5:AE14)" table:style-name="ce36">
            <text:p>0,0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1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1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number-columns-spanned="2" table:number-rows-spanned="1" table:style-name="ce37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date" office:date-value="2012-10-22T00:00:00" table:number-columns-spanned="4" table:number-rows-spanned="1" table:style-name="ce38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38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38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38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38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38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38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2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UC</text:p>
          </table:table-cell>
          <table:table-cell office:value-type="float" office:value="1.5" table:style-name="ce15">
            <text:p>1,50</text:p>
          </table:table-cell>
          <table:table-cell office:value-type="float" office:value="1.5" table:style-name="ce16">
            <text:p>1,50</text:p>
          </table:table-cell>
          <table:table-cell office:value-type="float" office:value="1.5" table:style-name="ce17">
            <text:p>1,50</text:p>
          </table:table-cell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6.5" table:formula="msoxl:=SUM(C5:AD5)" table:style-name="ce21">
            <text:p>6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6:AD6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7:AD7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2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8:AD8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9:AD9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0:AD10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string" table:style-name="ce13">
            <text:p>5-6-7-8</text:p>
          </table:table-cell>
          <table:table-cell office:value-type="string" table:style-name="ce32">
            <text:p>Configuration des Outils de développ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1:AD11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2:AD12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32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3:AD13)" table:style-name="ce3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6" table:style-name="ce33">
            <text:p>16</text:p>
          </table:table-cell>
          <table:table-cell office:value-type="string" table:style-name="ce34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1.5" table:style-name="ce29">
            <text:p>1,5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1.5" table:formula="msoxl:=SUM(C14:AD14)" table:style-name="ce31">
            <text:p>1,50</text:p>
          </table:table-cell>
          <table:table-cell table:number-columns-repeated="11" table:style-name="ce22"/>
          <table:table-cell table:number-columns-repeated="16342"/>
        </table:table-row>
        <table:table-row table:style-name="ro4">
          <table:table-cell table:style-name="ce1"/>
          <table:table-cell office:value-type="string" table:style-name="ce35">
            <text:p>Total des heures</text:p>
          </table:table-cell>
          <table:table-cell office:value-type="float" office:value="4.5" table:formula="msoxl:=SUM(C5:F14)" table:number-columns-spanned="4" table:number-rows-spanned="1" table:style-name="ce39">
            <text:p>4,5</text:p>
          </table:table-cell>
          <table:covered-table-cell table:number-columns-repeated="3"/>
          <table:table-cell office:value-type="float" office:value="1.5" table:formula="msoxl:=SUM(G5:J14)" table:number-columns-spanned="4" table:number-rows-spanned="1" table:style-name="ce39">
            <text:p>1,5</text:p>
          </table:table-cell>
          <table:covered-table-cell table:number-columns-repeated="3"/>
          <table:table-cell office:value-type="float" office:value="2" table:formula="msoxl:=SUM(K5:N14)" table:number-columns-spanned="4" table:number-rows-spanned="1" table:style-name="ce39">
            <text:p>2</text:p>
          </table:table-cell>
          <table:covered-table-cell table:number-columns-repeated="3"/>
          <table:table-cell office:value-type="float" office:value="0" table:formula="msoxl:=SUM(O5:R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S5:V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W5:Z14)" table:number-columns-spanned="4" table:number-rows-spanned="1" table:style-name="ce39">
            <text:p>0</text:p>
          </table:table-cell>
          <table:covered-table-cell table:number-columns-repeated="3"/>
          <table:table-cell office:value-type="float" office:value="0" table:formula="msoxl:=SUM(AA5:AD14)" table:number-columns-spanned="4" table:number-rows-spanned="1" table:style-name="ce40">
            <text:p>0</text:p>
          </table:table-cell>
          <table:covered-table-cell table:number-columns-repeated="3"/>
          <table:table-cell office:value-type="float" office:value="8" table:formula="msoxl:=SUM(AE5:AE14)" table:style-name="ce36">
            <text:p>8,0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poupart.a@gmail.com</dc:creator>
    <meta:creation-date>2006-09-16T00:00:00Z</meta:creation-date>
    <dc:date>2012-10-25T03:19:00Z</dc:date>
  </office:meta>
</office:document-meta>
</file>